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F000000DF8D054B72D8F4480F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011in" svg:height="0.0106in" svg:x="14.1394in" svg:y="4.9083in">
            <draw:object draw:notify-on-update-of-ranges="Sheet1.F9:Sheet1.F33 Sheet1.D10:Sheet1.D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3681in" svg:height="0.0106in" svg:x="11.3138in" svg:y="3.4496in">
            <draw:object draw:notify-on-update-of-ranges="Sheet1.D1:Sheet1.D1 Sheet1.D2:Sheet1.D6 Sheet1.E1:Sheet1.E1 Sheet1.E2:Sheet1.E6 Sheet1.F9:Sheet1.F33 Sheet1.D9:Sheet1.D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06in" svg:height="3.5346in" svg:x="8.2626in" svg:y="1.5862in">
            <draw:object draw:notify-on-update-of-ranges="Sheet1.D20:Sheet1.D33 Sheet1.F20:Sheet1.F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V1=0.315</text:p>
          </table:table-cell>
          <table:table-cell table:style-name="ce1" table:number-columns-repeated="2"/>
          <table:table-cell table:style-name="ce1" office:value-type="string" calcext:value-type="string">
            <text:p>V1=0.235</text:p>
          </table:table-cell>
          <table:table-cell table:style-name="ce1"/>
          <table:table-cell table:style-name="Default"/>
        </table:table-row>
        <table:table-row table:style-name="ro1">
          <table:table-cell table:style-name="ce1" office:value-type="string" calcext:value-type="string">
            <text:p>V3=0.27</text:p>
          </table:table-cell>
          <table:table-cell table:style-name="ce1" office:value-type="string" calcext:value-type="string">
            <text:p>A2=-0.675</text:p>
          </table:table-cell>
          <table:table-cell table:style-name="ce1"/>
          <table:table-cell table:style-name="ce1" office:value-type="string" calcext:value-type="string">
            <text:p>V3=0.235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V4=0.285</text:p>
          </table:table-cell>
          <table:table-cell table:style-name="ce1" office:value-type="string" calcext:value-type="string">
            <text:p>A5=0</text:p>
          </table:table-cell>
          <table:table-cell table:style-name="ce1"/>
          <table:table-cell table:style-name="ce1" office:value-type="string" calcext:value-type="string">
            <text:p>V4=0.215</text:p>
          </table:table-cell>
          <table:table-cell table:style-name="ce1" office:value-type="float" office:value="-0.855" calcext:value-type="float">
            <text:p>-0.855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V6=0.285</text:p>
          </table:table-cell>
          <table:table-cell table:style-name="ce1" office:value-type="string" calcext:value-type="string">
            <text:p>A8=-0.675</text:p>
          </table:table-cell>
          <table:table-cell table:style-name="ce1"/>
          <table:table-cell table:style-name="ce1" office:value-type="string" calcext:value-type="string">
            <text:p>V6=0.22</text:p>
          </table:table-cell>
          <table:table-cell table:style-name="ce1" office:value-type="float" office:value="-0.75" calcext:value-type="float">
            <text:p>-0.75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V7=0.3</text:p>
          </table:table-cell>
          <table:table-cell table:style-name="ce1" table:number-columns-repeated="2"/>
          <table:table-cell table:style-name="ce1" office:value-type="string" calcext:value-type="string">
            <text:p>V7=0.19</text:p>
          </table:table-cell>
          <table:table-cell table:style-name="ce1"/>
          <table:table-cell table:style-name="Default"/>
        </table:table-row>
        <table:table-row table:style-name="ro1">
          <table:table-cell table:style-name="ce1" office:value-type="string" calcext:value-type="string">
            <text:p>V9=0.255</text:p>
          </table:table-cell>
          <table:table-cell table:style-name="ce1" table:number-columns-repeated="2"/>
          <table:table-cell table:style-name="ce1" office:value-type="string" calcext:value-type="string">
            <text:p>V9=0.2</text:p>
          </table:table-cell>
          <table:table-cell table:style-name="ce1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ndex of point Mn</text:p>
          </table:table-cell>
          <table:table-cell office:value-type="string" calcext:value-type="string">
            <text:p>Position x (m)</text:p>
          </table:table-cell>
          <table:table-cell office:value-type="string" calcext:value-type="string">
            <text:p>Time t (s) </text:p>
          </table:table-cell>
          <table:table-cell table:style-name="ce4" office:value-type="string" calcext:value-type="string">
            <text:p/>
            <text:p>T<text:span text:style-name="T1">²</text:span>  (s<text:span text:style-name="T1">²</text:span>)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3" calcext:value-type="float">
            <text:p>0.033</text:p>
          </table:table-cell>
          <table:table-cell table:formula="of:=[.E9]*[.E9]" office:value-type="float" office:value="0.001089" calcext:value-type="float">
            <text:p>0.001089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66" calcext:value-type="float">
            <text:p>0.066</text:p>
          </table:table-cell>
          <table:table-cell table:formula="of:=[.E10]*[.E10]" office:value-type="float" office:value="0.004356" calcext:value-type="float">
            <text:p>0.004356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99" calcext:value-type="float">
            <text:p>0.099</text:p>
          </table:table-cell>
          <table:table-cell table:formula="of:=[.E11]*[.E11]" office:value-type="float" office:value="0.009801" calcext:value-type="float">
            <text:p>0.009801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  <table:table-cell office:value-type="float" office:value="0.132" calcext:value-type="float">
            <text:p>0.132</text:p>
          </table:table-cell>
          <table:table-cell table:formula="of:=[.E12]*[.E12]" office:value-type="float" office:value="0.017424" calcext:value-type="float">
            <text:p>0.017424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 office:value-type="float" office:value="0.165" calcext:value-type="float">
            <text:p>0.165</text:p>
          </table:table-cell>
          <table:table-cell table:formula="of:=[.E13]*[.E13]" office:value-type="float" office:value="0.027225" calcext:value-type="float">
            <text:p>0.027225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46" calcext:value-type="float">
            <text:p>0.046</text:p>
          </table:table-cell>
          <table:table-cell office:value-type="float" office:value="0.198" calcext:value-type="float">
            <text:p>0.198</text:p>
          </table:table-cell>
          <table:table-cell table:formula="of:=[.E14]*[.E14]" office:value-type="float" office:value="0.039204" calcext:value-type="float">
            <text:p>0.039204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54" calcext:value-type="float">
            <text:p>0.054</text:p>
          </table:table-cell>
          <table:table-cell office:value-type="float" office:value="0.231" calcext:value-type="float">
            <text:p>0.231</text:p>
          </table:table-cell>
          <table:table-cell table:formula="of:=[.E15]*[.E15]" office:value-type="float" office:value="0.053361" calcext:value-type="float">
            <text:p>0.053361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4" calcext:value-type="float">
            <text:p>0.264</text:p>
          </table:table-cell>
          <table:table-cell table:formula="of:=[.E16]*[.E16]" office:value-type="float" office:value="0.069696" calcext:value-type="float">
            <text:p>0.069696</text:p>
          </table:table-cell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.075</text:p>
          </table:table-cell>
          <table:table-cell office:value-type="float" office:value="0.297" calcext:value-type="float">
            <text:p>0.297</text:p>
          </table:table-cell>
          <table:table-cell table:formula="of:=[.E17]*[.E17]" office:value-type="float" office:value="0.088209" calcext:value-type="float">
            <text:p>0.088209</text:p>
          </table:table-cell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85" calcext:value-type="float">
            <text:p>0.085</text:p>
          </table:table-cell>
          <table:table-cell office:value-type="float" office:value="0.33" calcext:value-type="float">
            <text:p>0.33</text:p>
          </table:table-cell>
          <table:table-cell table:formula="of:=[.E18]*[.E18]" office:value-type="float" office:value="0.1089" calcext:value-type="float">
            <text:p>0.1089</text:p>
          </table:table-cell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63" calcext:value-type="float">
            <text:p>0.363</text:p>
          </table:table-cell>
          <table:table-cell table:formula="of:=[.E19]*[.E19]" office:value-type="float" office:value="0.131769" calcext:value-type="float">
            <text:p>0.131769</text:p>
          </table:table-cell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96" calcext:value-type="float">
            <text:p>0.396</text:p>
          </table:table-cell>
          <table:table-cell table:formula="of:=[.E20]*[.E20]" office:value-type="float" office:value="0.156816" calcext:value-type="float">
            <text:p>0.156816</text:p>
          </table:table-cell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429" calcext:value-type="float">
            <text:p>0.429</text:p>
          </table:table-cell>
          <table:table-cell table:formula="of:=[.E21]*[.E21]" office:value-type="float" office:value="0.184041" calcext:value-type="float">
            <text:p>0.184041</text:p>
          </table:table-cell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26" calcext:value-type="float">
            <text:p>0.126</text:p>
          </table:table-cell>
          <table:table-cell office:value-type="float" office:value="0.462" calcext:value-type="float">
            <text:p>0.462</text:p>
          </table:table-cell>
          <table:table-cell table:formula="of:=[.E22]*[.E22]" office:value-type="float" office:value="0.213444" calcext:value-type="float">
            <text:p>0.213444</text:p>
          </table:table-cell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138" calcext:value-type="float">
            <text:p>0.138</text:p>
          </table:table-cell>
          <table:table-cell office:value-type="float" office:value="0.495" calcext:value-type="float">
            <text:p>0.495</text:p>
          </table:table-cell>
          <table:table-cell table:formula="of:=[.E23]*[.E23]" office:value-type="float" office:value="0.245025" calcext:value-type="float">
            <text:p>0.245025</text:p>
          </table:table-cell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151" calcext:value-type="float">
            <text:p>0.151</text:p>
          </table:table-cell>
          <table:table-cell office:value-type="float" office:value="0.528" calcext:value-type="float">
            <text:p>0.528</text:p>
          </table:table-cell>
          <table:table-cell table:formula="of:=[.E24]*[.E24]" office:value-type="float" office:value="0.278784" calcext:value-type="float">
            <text:p>0.278784</text:p>
          </table:table-cell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164" calcext:value-type="float">
            <text:p>0.164</text:p>
          </table:table-cell>
          <table:table-cell office:value-type="float" office:value="0.561" calcext:value-type="float">
            <text:p>0.561</text:p>
          </table:table-cell>
          <table:table-cell table:formula="of:=[.E25]*[.E25]" office:value-type="float" office:value="0.314721" calcext:value-type="float">
            <text:p>0.314721</text:p>
          </table:table-cell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594" calcext:value-type="float">
            <text:p>0.594</text:p>
          </table:table-cell>
          <table:table-cell table:formula="of:=[.E26]*[.E26]" office:value-type="float" office:value="0.352836" calcext:value-type="float">
            <text:p>0.352836</text:p>
          </table:table-cell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186" calcext:value-type="float">
            <text:p>0.186</text:p>
          </table:table-cell>
          <table:table-cell office:value-type="float" office:value="0.627" calcext:value-type="float">
            <text:p>0.627</text:p>
          </table:table-cell>
          <table:table-cell table:formula="of:=[.E27]*[.E27]" office:value-type="float" office:value="0.393129" calcext:value-type="float">
            <text:p>0.393129</text:p>
          </table:table-cell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98" calcext:value-type="float">
            <text:p>0.198</text:p>
          </table:table-cell>
          <table:table-cell office:value-type="float" office:value="0.66" calcext:value-type="float">
            <text:p>0.66</text:p>
          </table:table-cell>
          <table:table-cell table:formula="of:=[.E28]*[.E28]" office:value-type="float" office:value="0.4356" calcext:value-type="float">
            <text:p>0.4356</text:p>
          </table:table-cell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208" calcext:value-type="float">
            <text:p>0.208</text:p>
          </table:table-cell>
          <table:table-cell office:value-type="float" office:value="0.693" calcext:value-type="float">
            <text:p>0.693</text:p>
          </table:table-cell>
          <table:table-cell table:formula="of:=[.E29]*[.E29]" office:value-type="float" office:value="0.480249" calcext:value-type="float">
            <text:p>0.480249</text:p>
          </table:table-cell>
        </table:table-row>
        <table:table-row table:style-name="ro3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726" calcext:value-type="float">
            <text:p>0.726</text:p>
          </table:table-cell>
          <table:table-cell table:formula="of:=[.E30]*[.E30]" office:value-type="float" office:value="0.527076" calcext:value-type="float">
            <text:p>0.527076</text:p>
          </table:table-cell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236" calcext:value-type="float">
            <text:p>0.236</text:p>
          </table:table-cell>
          <table:table-cell office:value-type="float" office:value="0.759" calcext:value-type="float">
            <text:p>0.759</text:p>
          </table:table-cell>
          <table:table-cell table:formula="of:=[.E31]*[.E31]" office:value-type="float" office:value="0.576081" calcext:value-type="float">
            <text:p>0.576081</text:p>
          </table:table-cell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0.792" calcext:value-type="float">
            <text:p>0.792</text:p>
          </table:table-cell>
          <table:table-cell table:formula="of:=[.E32]*[.E32]" office:value-type="float" office:value="0.627264" calcext:value-type="float">
            <text:p>0.627264</text:p>
          </table:table-cell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25" calcext:value-type="float">
            <text:p>0.825</text:p>
          </table:table-cell>
          <table:table-cell table:formula="of:=[.E33]*[.E33]" office:value-type="float" office:value="0.680625" calcext:value-type="float">
            <text:p>0.680625</text:p>
          </table:table-cell>
        </table:table-row>
      </table:table>
      <table:named-expressions/>
      <table:database-ranges>
        <table:database-range table:name="__Anonymous_Sheet_DB__0" table:target-range-address="Sheet1.C8:Sheet1.F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4:58:06.00499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58:55.684756260</meta:creation-date>
    <meta:editing-duration>PT3M31S</meta:editing-duration>
    <meta:editing-cycles>2</meta:editing-cycles>
    <meta:generator>LibreOffice/6.4.7.2$Linux_X86_64 LibreOffice_project/40$Build-2</meta:generator>
    <dc:date>2022-04-14T15:23:27.697022339</dc:date>
    <meta:document-statistic meta:table-count="1" meta:cell-count="12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29cm" svg:height="0.028cm" xlink:href=".." xlink:type="simple" chart:class="chart:scatter" chart:column-mapping="1 0" chart:style-name="ch1">
        <chart:legend chart:legend-position="end" svg:x="-0.392cm" svg:y="-1.575cm" style:legend-expansion="high" chart:style-name="ch2"/>
        <chart:plot-area chart:style-name="ch3" table:cell-range-address="Sheet1.F9:Sheet1.F33 Sheet1.D10:Sheet1.D33" svg:x="0cm" svg:y="0cm" svg:width="0cm" svg:height="0cm">
          <chartooo:coordinate-region svg:x="0cm" svg:y="0cm" svg:width="0cm" svg:height="0cm"/>
          <chart:axis chart:dimension="x" chart:name="primary-x" chart:style-name="ch4">
            <chart:title svg:x="0cm" svg:y="0cm" chart:style-name="ch5">
              <text:p>time**2</text:p>
            </chart:title>
          </chart:axis>
          <chart:axis chart:dimension="y" chart:name="primary-y" chart:style-name="ch4">
            <chart:title svg:x="0cm" svg:y="0cm" chart:style-name="ch6">
              <text:p>Distance</text:p>
            </chart:title>
            <chart:grid chart:style-name="ch7" chart:class="major"/>
          </chart:axis>
          <chart:series chart:style-name="ch8" chart:values-cell-range-address="Sheet1.D10:Sheet1.D33" chart:class="chart:scatter">
            <chart:domain table:cell-range-address="Sheet1.F9:Sheet1.F33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89">
                <text:p>0.001089</text:p>
                <draw:g>
                  <svg:desc>Sheet1.F9:Sheet1.F33</svg:desc>
                </draw:g>
              </table:table-cell>
              <table:table-cell office:value-type="float" office:value="0.013">
                <text:p>0.013</text:p>
                <draw:g>
                  <svg:desc>Sheet1.D10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356">
                <text:p>0.00435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801">
                <text:p>0.00980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424">
                <text:p>0.01742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225">
                <text:p>0.02722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204">
                <text:p>0.03920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3361">
                <text:p>0.05336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696">
                <text:p>0.06969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8209">
                <text:p>0.08820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9">
                <text:p>0.108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769">
                <text:p>0.131769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6816">
                <text:p>0.15681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4041">
                <text:p>0.184041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3444">
                <text:p>0.213444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025">
                <text:p>0.24502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784">
                <text:p>0.27878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4721">
                <text:p>0.314721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2836">
                <text:p>0.352836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3129">
                <text:p>0.39312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56">
                <text:p>0.435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0249">
                <text:p>0.480249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7076">
                <text:p>0.527076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6081">
                <text:p>0.5760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7264">
                <text:p>0.627264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/>
              <table:table-cell office:value-type="float" office:value="0.680625">
                <text:p>0.6806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936cm" svg:height="0.028cm" xlink:href=".." xlink:type="simple" chart:class="chart:scatter" chart:column-mapping="0" chart:style-name="ch1">
        <chart:legend chart:legend-position="end" svg:x="0.446cm" svg:y="-1.178cm" style:legend-expansion="high" chart:style-name="ch2"/>
        <chart:plot-area chart:style-name="ch3" table:cell-range-address="Sheet1.D1:Sheet1.E6 Sheet1.F9:Sheet1.F33 Sheet1.D9:Sheet1.D33" chart:data-source-has-labels="both" svg:x="0cm" svg:y="0cm" svg:width="0cm" svg:height="0cm">
          <chartooo:coordinate-region svg:x="0cm" svg:y="0cm" svg:width="0cm" svg:height="0cm"/>
          <chart:axis chart:dimension="x" chart:name="primary-x" chart:style-name="ch4" chartooo:axis-type="auto">
            <chart:title svg:x="-0.191cm" svg:y="-1.322cm" chart:style-name="ch5">
              <text:p>Time**2</text:p>
            </chart:title>
            <chart:categories table:cell-range-address="Sheet1.D2:Sheet1.D6"/>
          </chart:axis>
          <chart:axis chart:dimension="y" chart:name="primary-y" chart:style-name="ch4">
            <chart:title svg:x="0cm" svg:y="0cm" chart:style-name="ch6">
              <text:p>Distance</text:p>
            </chart:title>
            <chart:grid chart:style-name="ch7" chart:class="major"/>
          </chart:axis>
          <chart:series chart:style-name="ch8" chart:values-cell-range-address="Sheet1.E2:Sheet1.E6" chart:label-cell-address="Sheet1.E1:Sheet1.E1" chart:class="chart:scatter">
            <chart:data-point chart:repeated="5"/>
          </chart:series>
          <chart:series chart:style-name="ch9" chart:values-cell-range-address="Sheet1.D9:Sheet1.D33" chart:class="chart:scatter">
            <chart:domain table:cell-range-address="Sheet1.F9:Sheet1.F33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1:Sheet1.E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V3=0.235</text:p>
                <draw:g>
                  <svg:desc>Sheet1.D2:Sheet1.D6</svg:desc>
                </draw:g>
              </table:table-cell>
              <table:table-cell office:value-type="float" office:value="0">
                <text:p>0</text:p>
                <draw:g>
                  <svg:desc>Sheet1.E2:Sheet1.E6</svg:desc>
                </draw:g>
              </table:table-cell>
              <table:table-cell office:value-type="float" office:value="0.001089">
                <text:p>0.001089</text:p>
                <draw:g>
                  <svg:desc>Sheet1.F9:Sheet1.F33</svg:desc>
                </draw:g>
              </table:table-cell>
              <table:table-cell office:value-type="float" office:value="0.007">
                <text:p>0.007</text:p>
                <draw:g>
                  <svg:desc>Sheet1.D9:Sheet1.D33</svg:desc>
                </draw:g>
              </table:table-cell>
            </table:table-row>
            <table:table-row>
              <table:table-cell office:value-type="string">
                <text:p>V4=0.215</text:p>
              </table:table-cell>
              <table:table-cell office:value-type="float" office:value="-0.855">
                <text:p>-0.855</text:p>
              </table:table-cell>
              <table:table-cell office:value-type="float" office:value="0.004356">
                <text:p>0.00435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V6=0.22</text:p>
              </table:table-cell>
              <table:table-cell office:value-type="float" office:value="-0.75">
                <text:p>-0.75</text:p>
              </table:table-cell>
              <table:table-cell office:value-type="float" office:value="0.009801">
                <text:p>0.00980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V7=0.19</text:p>
              </table:table-cell>
              <table:table-cell office:value-type="float" office:value="NaN">
                <text:p>NaN</text:p>
              </table:table-cell>
              <table:table-cell office:value-type="float" office:value="0.017424">
                <text:p>0.01742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V9=0.2</text:p>
              </table:table-cell>
              <table:table-cell office:value-type="float" office:value="NaN">
                <text:p>NaN</text:p>
              </table:table-cell>
              <table:table-cell office:value-type="float" office:value="0.027225">
                <text:p>0.02722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204">
                <text:p>0.03920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53361">
                <text:p>0.05336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9696">
                <text:p>0.06969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8209">
                <text:p>0.088209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089">
                <text:p>0.108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31769">
                <text:p>0.13176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6816">
                <text:p>0.156816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84041">
                <text:p>0.18404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13444">
                <text:p>0.21344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5025">
                <text:p>0.24502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78784">
                <text:p>0.27878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14721">
                <text:p>0.314721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2836">
                <text:p>0.352836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93129">
                <text:p>0.39312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356">
                <text:p>0.4356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0249">
                <text:p>0.480249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7076">
                <text:p>0.527076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76081">
                <text:p>0.576081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27264">
                <text:p>0.62726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0625">
                <text:p>0.680625</text:p>
              </table:table-cell>
              <table:table-cell office:value-type="float" office:value="0.265">
                <text:p>0.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F000000DF8D054B72D8F4480F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none"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61"/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8.979cm" xlink:href=".." xlink:type="simple" chart:class="chart:scatter" chart:style-name="ch1">
        <chart:legend chart:legend-position="end" svg:x="11.91cm" svg:y="3.692cm" style:legend-expansion="high" chart:style-name="ch2"/>
        <chart:plot-area chart:style-name="ch3" table:cell-range-address="Sheet1.D20:Sheet1.D33 Sheet1.F20:Sheet1.F33" svg:x="0.634cm" svg:y="0.664cm" svg:width="10.139cm" svg:height="7.636cm">
          <chartooo:coordinate-region svg:x="1.362cm" svg:y="0.863cm" svg:width="9.079cm" svg:height="6.79cm"/>
          <chart:axis chart:dimension="x" chart:name="primary-x" chart:style-name="ch4">
            <chart:title svg:x="5.064cm" svg:y="8.419cm" chart:style-name="ch5">
              <text:p>Time**2</text:p>
            </chart:title>
          </chart:axis>
          <chart:axis chart:dimension="y" chart:name="primary-y" chart:style-name="ch4">
            <chart:title svg:x="0cm" svg:y="5.174cm" chart:style-name="ch6">
              <text:p>Distance</text:p>
            </chart:title>
            <chart:grid chart:style-name="ch7" chart:class="major"/>
          </chart:axis>
          <chart:series chart:style-name="ch8" chart:values-cell-range-address="Sheet1.F20:Sheet1.F33" chart:class="chart:scatter">
            <chart:domain table:cell-range-address="Sheet1.D20:Sheet1.D33"/>
            <chart:regression-curve chart:style-name="ch9"/>
            <chart:regression-curve chart:style-name="ch10">
              <chart:equation chart:display-equation="true" chart:display-r-square="false" svg:x="1.883cm" svg:y="0.156cm" chart:style-name="ch11"/>
            </chart:regression-curve>
            <chart:data-point chart:repeated="7"/>
            <chart:data-point chart:style-name="ch12"/>
            <chart:data-point/>
            <chart:data-point chart:style-name="ch12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6">
                <text:p>0.106</text:p>
                <draw:g>
                  <svg:desc>Sheet1.D20:Sheet1.D33</svg:desc>
                </draw:g>
              </table:table-cell>
              <table:table-cell office:value-type="float" office:value="0.156816">
                <text:p>0.156816</text:p>
                <draw:g>
                  <svg:desc>Sheet1.F20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">
                <text:p>0.117</text:p>
              </table:table-cell>
              <table:table-cell office:value-type="float" office:value="0.184041">
                <text:p>0.184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6">
                <text:p>0.126</text:p>
              </table:table-cell>
              <table:table-cell office:value-type="float" office:value="0.213444">
                <text:p>0.213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">
                <text:p>0.138</text:p>
              </table:table-cell>
              <table:table-cell office:value-type="float" office:value="0.245025">
                <text:p>0.245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1">
                <text:p>0.151</text:p>
              </table:table-cell>
              <table:table-cell office:value-type="float" office:value="0.278784">
                <text:p>0.278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4">
                <text:p>0.164</text:p>
              </table:table-cell>
              <table:table-cell office:value-type="float" office:value="0.314721">
                <text:p>0.314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2">
                <text:p>0.172</text:p>
              </table:table-cell>
              <table:table-cell office:value-type="float" office:value="0.352836">
                <text:p>0.352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6">
                <text:p>0.186</text:p>
              </table:table-cell>
              <table:table-cell office:value-type="float" office:value="0.393129">
                <text:p>0.393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">
                <text:p>0.198</text:p>
              </table:table-cell>
              <table:table-cell office:value-type="float" office:value="0.4356">
                <text:p>0.4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8">
                <text:p>0.208</text:p>
              </table:table-cell>
              <table:table-cell office:value-type="float" office:value="0.480249">
                <text:p>0.480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4">
                <text:p>0.224</text:p>
              </table:table-cell>
              <table:table-cell office:value-type="float" office:value="0.527076">
                <text:p>0.527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6">
                <text:p>0.236</text:p>
              </table:table-cell>
              <table:table-cell office:value-type="float" office:value="0.576081">
                <text:p>0.576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0.627264">
                <text:p>0.627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5">
                <text:p>0.265</text:p>
              </table:table-cell>
              <table:table-cell office:value-type="float" office:value="0.680625">
                <text:p>0.680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